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erif" svg:font-family="serif"/>
    <style:font-face style:name="Chandas" svg:font-family="Chanda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8.203cm" fo:margin-left="-0.36cm" table:align="left"/>
    </style:style>
    <style:style style:name="Tableau1.A" style:family="table-column">
      <style:table-column-properties style:column-width="7.091cm"/>
    </style:style>
    <style:style style:name="Tableau1.B" style:family="table-column">
      <style:table-column-properties style:column-width="4.604cm"/>
    </style:style>
    <style:style style:name="Tableau1.C" style:family="table-column">
      <style:table-column-properties style:column-width="6.509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2pt" style:font-size-asian="10.5pt" style:font-size-complex="12pt"/>
    </style:style>
    <style:style style:name="P2" style:family="paragraph" style:parent-style-name="Standard">
      <style:text-properties officeooo:paragraph-rsid="00089802"/>
    </style:style>
    <style:style style:name="P3" style:family="paragraph" style:parent-style-name="Standard">
      <style:paragraph-properties fo:text-align="justify" style:justify-single-word="false"/>
      <style:text-properties officeooo:paragraph-rsid="00089802"/>
    </style:style>
    <style:style style:name="P4" style:family="paragraph" style:parent-style-name="Table_20_Contents">
      <style:text-properties fo:font-size="13pt" officeooo:paragraph-rsid="00089802" style:font-size-asian="13pt" style:font-size-complex="13pt"/>
    </style:style>
    <style:style style:name="P5" style:family="paragraph" style:parent-style-name="Table_20_Contents">
      <style:paragraph-properties fo:text-align="center" style:justify-single-word="false"/>
      <style:text-properties officeooo:paragraph-rsid="00089802"/>
    </style:style>
    <style:style style:name="P6" style:family="paragraph" style:parent-style-name="Table_20_Contents">
      <style:paragraph-properties fo:text-align="center" style:justify-single-word="false"/>
      <style:text-properties officeooo:rsid="00089802" officeooo:paragraph-rsid="00089802"/>
    </style:style>
    <style:style style:name="P7" style:family="paragraph" style:parent-style-name="Table_20_Contents">
      <style:text-properties fo:font-size="12pt" style:font-size-asian="12pt" style:font-size-complex="12pt"/>
    </style:style>
    <style:style style:name="P8" style:family="paragraph" style:parent-style-name="Table_20_Contents">
      <style:text-properties fo:font-size="12pt" officeooo:paragraph-rsid="00089802" style:font-size-asian="12pt" style:font-size-complex="12pt"/>
    </style:style>
    <style:style style:name="P9" style:family="paragraph" style:parent-style-name="Table_20_Contents">
      <style:paragraph-properties fo:text-align="end" style:justify-single-word="false"/>
      <style:text-properties style:text-underline-style="solid" style:text-underline-width="auto" style:text-underline-color="font-color" officeooo:rsid="00089802" officeooo:paragraph-rsid="00089802"/>
    </style:style>
    <style:style style:name="T1" style:family="text">
      <style:text-properties style:font-name="serif"/>
    </style:style>
    <style:style style:name="T2" style:family="text">
      <style:text-properties style:font-name="serif" fo:font-size="29.25pt"/>
    </style:style>
    <style:style style:name="T3" style:family="text">
      <style:text-properties style:font-name="serif" fo:font-size="9.75pt"/>
    </style:style>
    <style:style style:name="T4" style:family="text">
      <style:text-properties style:font-name="serif" fo:font-size="15pt"/>
    </style:style>
    <style:style style:name="T5" style:family="text">
      <style:text-properties style:font-name="serif" fo:font-size="12pt"/>
    </style:style>
    <style:style style:name="T6" style:family="text">
      <style:text-properties style:font-name="serif" fo:font-size="12pt" style:font-size-asian="12pt" style:font-size-complex="12pt"/>
    </style:style>
    <style:style style:name="T7" style:family="text">
      <style:text-properties style:font-name="serif" fo:font-size="12pt" officeooo:rsid="00089802"/>
    </style:style>
    <style:style style:name="T8" style:family="text">
      <style:text-properties style:font-name="serif" fo:font-weight="bold" style:font-weight-asian="bold" style:font-weight-complex="bold"/>
    </style:style>
    <style:style style:name="T9" style:family="text">
      <style:text-properties style:font-name="serif" style:text-underline-style="solid" style:text-underline-width="auto" style:text-underline-color="font-color" fo:font-weight="bold" style:font-weight-asian="bold" style:font-weight-complex="bold"/>
    </style:style>
    <style:style style:name="T10" style:family="text">
      <style:text-properties officeooo:rsid="00089802"/>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table-cell table:style-name="Tableau1.A1" office:value-type="string">
            <text:p text:style-name="P8"><text:span text:style-name="T1">NKOUANANG KEPSEU VIVIAN POREL </text:span></text:p>
            <text:p text:style-name="P4"><text:span text:style-name="T6">+237 657504661 </text:span><text:a xlink:type="simple" xlink:href="mailto:kouanangporel@gmail.com" text:style-name="Internet_20_link" text:visited-style-name="Visited_20_Internet_20_Link"><text:span text:style-name="T6">kouanangporel@gmail.com</text:span></text:a></text:p>
            <text:p text:style-name="P8"><text:span text:style-name="T1">Identifiant Campus France : CM20-09429</text:span></text:p>
          </table:table-cell>
          <table:table-cell table:style-name="Tableau1.A1" office:value-type="string">
            <text:p text:style-name="Table_20_Contents"/>
          </table:table-cell>
          <table:table-cell table:style-name="Tableau1.C1" office:value-type="string">
            <text:p text:style-name="P9">Yaoundé, le 26 avril 2022</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P6">Au</text:p>
            <text:p text:style-name="P5"><text:span text:style-name="T10">Président de l’université de </text:span>Reims Champagne-Ardenne</text:p>
          </table:table-cell>
        </table:table-row>
        <table:table-row>
          <table:table-cell table:style-name="Tableau1.A2" office:value-type="string">
            <text:p text:style-name="P7"><text:span text:style-name="T9">Objet :</text:span> <text:span text:style-name="T1">Demande de recours gracieux suite à une réponse défavorable à ma candidature en première année du BUT GEII</text:span></text:p>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text:span text:style-name="T1"/></text:p>
      <text:p text:style-name="P2"><text:span text:style-name="T5"><text:tab/>Monsieur / Madame, </text:span></text:p>
      <text:p text:style-name="P3"><text:span text:style-name="T5"><text:tab/>Suite à ma demande adressée via la plateforme Etudes en France pour l’entrée en BUT Génie Electrique et Informatique industrielle dans votre établissement, j’ai reçu en date du 2</text:span><text:span text:style-name="T7">0 avril</text:span><text:span text:style-name="T5"> 2022 une réponse défavorable </text:span><text:span text:style-name="T7">avec</text:span><text:span text:style-name="T5"> le motif suivant : «Niveau insuffisant dans les modules fondamentaux ». </text:span></text:p>
      <text:p text:style-name="P3"><text:span text:style-name="T5"><text:tab/>Je me permets de vous adresser la présente lettre parce que votre décision semble ne pas tenir compte de mes projets professionnel et personnel. En effet, j’ai choisi ce programme car il répond très précisément à mes ambitions futures. Il est vrai que je fais un retour en arrière de deux ans étant actuellement en deuxième année, mais comme précisé dans ma lettre de motivations, j’aimerai exercer plus tard le métier d’informaticien industriel. Et la formation que je suis actuellement me permettra difficilement d’atteindre cet objectif. Cette candidature peut donc être vue comme une réorientation vers ce domaine qui me passionne et dans lequel j’aimerais me spécialiser ; réorientation car mon parcours actuel n’intègre pas des travaux approfondis en électricité et en informatique industrielle ; tout le contraire de votre formation. Ne pas avoir une acceptation dans cette formation m’empêchera de suivre le projet d’études que me suis fixé et diminuera les chances de réalisation de mon projet professionnel. Compte tenu de ces éléments, je vous prie de revenir sur votre décision et de réexaminer mon dossier. Comptant sur la considération que vous accorderez à ma demande, je reste à votre disposition pour tout renseignement. Recevez mes remerciements anticipez.</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erif" svg:font-family="serif"/>
    <style:font-face style:name="Chandas" svg:font-family="Chanda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6T23:55:59.822867317</meta:creation-date>
    <dc:date>2022-04-27T00:04:33.571045820</dc:date>
    <meta:editing-duration>PT8M37S</meta:editing-duration>
    <meta:editing-cycles>1</meta:editing-cycles>
    <meta:document-statistic meta:table-count="1" meta:image-count="0" meta:object-count="0" meta:page-count="1" meta:paragraph-count="10" meta:word-count="292" meta:character-count="1887" meta:non-whitespace-character-count="1599"/>
    <meta:generator>LibreOffice/6.4.4.2$Linux_X86_64 LibreOffice_project/40$Build-2</meta:generator>
  </office:meta>
</office:document-meta>
</file>